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2.51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9.01pt"/>
    </style:style>
    <style:style style:name="ro1" style:family="table-row">
      <style:table-row-properties style:row-height="8.25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71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 style:data-style-name="N0">
      <style:table-cell-properties fo:background-color="#ffffcc"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Arial" fo:font-size="8pt" style:font-name-asian="Arial" style:font-size-asian="8pt" style:font-name-complex="Arial" style:font-size-complex="8pt"/>
    </style:style>
    <style:style style:name="ce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9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0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1" style:family="table-cell" style:parent-style-name="Default" style:data-style-name="N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1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Indicado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7" table:default-cell-style-name="ce1"/>
        <table:table-column table:style-name="co7" table:default-cell-style-name="ce1"/>
        <table:table-column table:style-name="co6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1" table:number-rows-spanned="1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Nome do Membro Efetivo do CIIC</text:p>
            <text:p>(Indicadores)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otal de publicações</text:p>
          </table:table-cell>
          <table:covered-table-cell table:number-columns-repeated="3"/>
          <table:table-cell table:style-name="ce14" office:value-type="string" calcext:value-type="string" table:number-columns-spanned="1" table:number-rows-spanned="3">
            <text:p>Factor de impacto médio</text:p>
          </table:table-cell>
          <table:table-cell table:style-name="ce14" office:value-type="string" calcext:value-type="string" table:number-columns-spanned="1" table:number-rows-spanned="3">
            <text:p>Publicação em revista com arbitragem científica, com factor de impacto</text:p>
          </table:table-cell>
          <table:table-cell table:style-name="ce14" office:value-type="string" calcext:value-type="string" table:number-columns-spanned="1" table:number-rows-spanned="3">
            <text:p>Publicação em revista com arbitragem científica, sem factor de impacto</text:p>
          </table:table-cell>
          <table:table-cell table:style-name="ce14" office:value-type="string" calcext:value-type="string" table:number-columns-spanned="1" table:number-rows-spanned="3">
            <text:p>Publicação em conferência indexada</text:p>
          </table:table-cell>
          <table:table-cell table:style-name="ce14" office:value-type="string" calcext:value-type="string" table:number-columns-spanned="1" table:number-rows-spanned="3">
            <text:p>Publicação de capitulos de livros de âmbito técnico-científico</text:p>
          </table:table-cell>
          <table:table-cell table:style-name="ce14" office:value-type="string" calcext:value-type="string" table:number-columns-spanned="1" table:number-rows-spanned="3">
            <text:p>Publicação de livros de âmbito técnico-científico</text:p>
          </table:table-cell>
          <table:table-cell table:style-name="ce14" office:value-type="string" calcext:value-type="string" table:number-columns-spanned="1" table:number-rows-spanned="3">
            <text:p>Edição de revista (Editor/Corpo Editorial)</text:p>
          </table:table-cell>
          <table:table-cell table:style-name="ce9" office:value-type="string" calcext:value-type="string" table:number-columns-spanned="4" table:number-rows-spanned="1">
            <text:p>Total de projetos</text:p>
          </table:table-cell>
          <table:covered-table-cell table:number-columns-repeated="3"/>
          <table:table-cell table:style-name="ce14" office:value-type="string" calcext:value-type="string" table:number-columns-spanned="1" table:number-rows-spanned="3">
            <text:p>Projeto externo ou PSER como investigador principal/responsável</text:p>
          </table:table-cell>
          <table:table-cell table:style-name="ce14" office:value-type="string" calcext:value-type="string" table:number-columns-spanned="1" table:number-rows-spanned="3">
            <text:p>Projeto externo ou PSER como investigador/participante</text:p>
          </table:table-cell>
          <table:table-cell table:style-name="ce9" office:value-type="string" calcext:value-type="string" table:number-columns-spanned="4" table:number-rows-spanned="1">
            <text:p>Total de propriedade intelectual</text:p>
          </table:table-cell>
          <table:covered-table-cell table:number-columns-repeated="3"/>
          <table:table-cell table:style-name="ce14" office:value-type="string" calcext:value-type="string" table:number-columns-spanned="1" table:number-rows-spanned="3">
            <text:p>Produção Técnica com Registo/Patente concedida</text:p>
          </table:table-cell>
          <table:table-cell table:style-name="ce14" office:value-type="string" calcext:value-type="string" table:number-columns-spanned="1" table:number-rows-spanned="3">
            <text:p>Patentes comercializadas</text:p>
          </table:table-cell>
          <table:table-cell table:style-name="ce14" office:value-type="string" calcext:value-type="string" table:number-columns-spanned="1" table:number-rows-spanned="3">
            <text:p>Criação de empresa de base tecnológica</text:p>
          </table:table-cell>
          <table:table-cell table:style-name="ce14" office:value-type="string" calcext:value-type="string" table:number-columns-spanned="1" table:number-rows-spanned="3">
            <text:p>Artefactos e obras registadas</text:p>
          </table:table-cell>
          <table:table-cell table:style-name="ce14" office:value-type="string" calcext:value-type="string" table:number-columns-spanned="1" table:number-rows-spanned="3">
            <text:p>Prémios atribuídos por ou em colaboração com entidades externas</text:p>
          </table:table-cell>
          <table:table-cell table:style-name="ce9" office:value-type="string" calcext:value-type="string" table:number-columns-spanned="4" table:number-rows-spanned="1">
            <text:p>Total de orientações e outras colaborações</text:p>
          </table:table-cell>
          <table:covered-table-cell table:number-columns-repeated="3"/>
          <table:table-cell table:style-name="ce14" office:value-type="string" calcext:value-type="string" table:number-columns-spanned="1" table:number-rows-spanned="3">
            <text:p>Orientações PhD concluídas</text:p>
          </table:table-cell>
          <table:table-cell table:style-name="ce14" office:value-type="string" calcext:value-type="string" table:number-columns-spanned="1" table:number-rows-spanned="3">
            <text:p>Juri em provas de PhD</text:p>
          </table:table-cell>
          <table:table-cell table:style-name="ce14" office:value-type="string" calcext:value-type="string" table:number-columns-spanned="1" table:number-rows-spanned="3">
            <text:p>Organização de eventos científicos (com submissão, revisão e apresentação de trabalhos)</text:p>
          </table:table-cell>
          <table:table-cell table:style-name="ce9" office:value-type="string" calcext:value-type="string" table:number-columns-spanned="4" table:number-rows-spanned="1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4" office:value-type="string" calcext:value-type="string">
            <text:p>Número de Membros Efetivos:</text:p>
          </table:table-cell>
          <table:table-cell table:style-name="ce7" table:formula="of:=COUNTA([.B6:.B36])" office:value-type="float" office:value="0" calcext:value-type="float">
            <text:p>0</text:p>
          </table:table-cell>
          <table:table-cell table:style-name="ce7" table:number-columns-repeated="2"/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Requisito</text:p>
          </table:table-cell>
          <table:table-cell table:style-name="ce10" office:value-type="string" calcext:value-type="string">
            <text:p>Max</text:p>
          </table:table-cell>
          <table:covered-table-cell table:number-columns-repeated="7"/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Requisito</text:p>
          </table:table-cell>
          <table:table-cell table:style-name="ce10" office:value-type="string" calcext:value-type="string">
            <text:p>Max</text:p>
          </table:table-cell>
          <table:covered-table-cell table:number-columns-repeated="2"/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Requisito</text:p>
          </table:table-cell>
          <table:table-cell table:style-name="ce10" office:value-type="string" calcext:value-type="string">
            <text:p>Max</text:p>
          </table:table-cell>
          <table:covered-table-cell table:number-columns-repeated="5"/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Requisito</text:p>
          </table:table-cell>
          <table:table-cell table:style-name="ce10" office:value-type="string" calcext:value-type="string">
            <text:p>Max</text:p>
          </table:table-cell>
          <table:covered-table-cell table:number-columns-repeated="3"/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Requisito</text:p>
          </table:table-cell>
          <table:table-cell table:style-name="ce10" office:value-type="string" calcext:value-type="string">
            <text:p>Max</text:p>
          </table:table-cell>
          <table:table-cell table:number-columns-repeated="982"/>
        </table:table-row>
        <table:table-row table:style-name="ro4">
          <table:table-cell/>
          <table:table-cell table:style-name="ce5" table:number-columns-spanned="4" table:number-rows-spanned="1"/>
          <table:covered-table-cell table:number-columns-repeated="3"/>
          <table:table-cell table:style-name="ce11"/>
          <table:table-cell table:style-name="ce13"/>
          <table:table-cell table:style-name="ce11" table:formula="of:=[.G5]+0.5*(+[.I5]-[.G5])" office:value-type="float" office:value="0" calcext:value-type="float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table:style-name="ce11" table:formula="of:=[.R5]+0.5*(+[.T5]-[.R5])" office:value-type="float" office:value="0" calcext:value-type="float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table:style-name="ce11" table:formula="of:=[.X5]+0.5*(+[.Z5]-[.X5])" office:value-type="float" office:value="0" calcext:value-type="float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table:style-name="ce11" table:formula="of:=[.AG5]+0.5*(+[.AI5]-[.AG5])" office:value-type="float" office:value="0" calcext:value-type="float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table:style-name="ce11" table:formula="of:=[.AN5]+0.5*(+[.AP5]-[.AN5])" office:value-type="float" office:value="0" calcext:value-type="float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6:.P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6:.V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6:.AE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6:.AL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6]+[.Q6]+[.W6]+[.AF6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7:.P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7:.V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7:.AE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7:.AL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7]+[.Q7]+[.W7]+[.AF7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8:.P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8:.V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8:.AE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8:.AL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8]+[.Q8]+[.W8]+[.AF8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9:.P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9:.V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9:.AE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9:.AL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9]+[.Q9]+[.W9]+[.AF9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0:.P1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0:.V1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0:.AE1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0:.AL1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0]+[.Q10]+[.W10]+[.AF1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1:.P1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1:.V1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1:.AE1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1:.AL1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1]+[.Q11]+[.W11]+[.AF11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2:.P1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2:.V1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2:.AE1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2:.AL1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2]+[.Q12]+[.W12]+[.AF12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3:.P1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3:.V1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3:.AE1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3:.AL1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3]+[.Q13]+[.W13]+[.AF13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4:.P1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4:.V1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4:.AE1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4:.AL1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4]+[.Q14]+[.W14]+[.AF14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5:.P1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5:.V1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5:.AE1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5:.AL1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5]+[.Q15]+[.W15]+[.AF15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6:.P1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6:.V1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6:.AE1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6:.AL1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6]+[.Q16]+[.W16]+[.AF16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7:.P1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7:.V1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7:.AE1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7:.AL1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7]+[.Q17]+[.W17]+[.AF17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8:.P1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8:.V1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8:.AE1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8:.AL1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8]+[.Q18]+[.W18]+[.AF18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19:.P1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19:.V1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19:.AE1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19:.AL1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19]+[.Q19]+[.W19]+[.AF19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0:.P2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0:.V2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0:.AE2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0:.AL2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0]+[.Q20]+[.W20]+[.AF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1:.P2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1:.V2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1:.AE2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1:.AL2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1]+[.Q21]+[.W21]+[.AF21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2:.P2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2:.V2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2:.AE2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2:.AL2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2]+[.Q22]+[.W22]+[.AF22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3:.P2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3:.V2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3:.AE2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3:.AL2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3]+[.Q23]+[.W23]+[.AF23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4:.P2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4:.V2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4:.AE2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4:.AL2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4]+[.Q24]+[.W24]+[.AF24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5:.P2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5:.V2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5:.AE2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5:.AL2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5]+[.Q25]+[.W25]+[.AF25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6:.P2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6:.V2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6:.AE2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6:.AL2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6]+[.Q26]+[.W26]+[.AF26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7:.P2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7:.V2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7:.AE2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7:.AL27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7]+[.Q27]+[.W27]+[.AF27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8:.P2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8:.V2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8:.AE2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8:.AL28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8]+[.Q28]+[.W28]+[.AF28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29:.P2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29:.V2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29:.AE2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29:.AL29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29]+[.Q29]+[.W29]+[.AF29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0:.P3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0:.V3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0:.AE3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0:.AL30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0]+[.Q30]+[.W30]+[.AF3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1:.P3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1:.V3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1:.AE3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1:.AL31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1]+[.Q31]+[.W31]+[.AF31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2:.P3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2:.V3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2:.AE3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2:.AL32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2]+[.Q32]+[.W32]+[.AF32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3:.P3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3:.V3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3:.AE3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3:.AL33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3]+[.Q33]+[.W33]+[.AF33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4:.P3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4:.V3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4:.AE3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4:.AL3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4]+[.Q34]+[.W34]+[.AF34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5:.P3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5:.V3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5:.AE3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5:.AL35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5]+[.Q35]+[.W35]+[.AF35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style-name="ce8" table:number-columns-repeated="3"/>
          <table:table-cell table:style-name="ce12" table:formula="of:=SUM([.K36:.P3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/>
          <table:table-cell table:style-name="ce16" table:number-columns-repeated="6"/>
          <table:table-cell table:style-name="ce12" table:formula="of:=SUM([.U36:.V3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2"/>
          <table:table-cell table:style-name="ce12" table:formula="of:=SUM([.AA36:.AE3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5"/>
          <table:table-cell table:style-name="ce12" table:formula="of:=SUM([.AJ36:.AL36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6" table:number-columns-repeated="3"/>
          <table:table-cell table:style-name="ce12" table:formula="of:=+[.F36]+[.Q36]+[.W36]+[.AF36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8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Joao Pedro Machaqueiro</meta:initial-creator>
    <dc:creator>Vitor </dc:creator>
    <meta:creation-date>2015-11-02T11:58:32Z</meta:creation-date>
    <dc:date>2015-11-05T08:55:00.349972131</dc:date>
    <meta:editing-duration>PT28S</meta:editing-duration>
    <meta:editing-cycles>1</meta:editing-cycles>
    <meta:document-statistic meta:table-count="1" meta:cell-count="206" meta:object-count="0"/>
  </office:meta>
</office:document-meta>
</file>